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Standard">
      <style:paragraph-properties fo:margin-left="0in" fo:margin-right="0in" fo:margin-top="0in" fo:margin-bottom="0in" fo:text-indent="0in" style:auto-text-indent="false"/>
      <style:text-properties fo:color="#222222" fo:font-style="italic" style:font-name-asian="Times New Roman1" style:font-style-asian="italic" style:font-name-complex="Times New Roman1"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Question 4: </text:h>
      <text:p text:style-name="P2">Define the three main philosophies (including their ontologies and epistemologies) that underly GIS and critical GIS. How does critical GIS seek to inform GIS practice and thought, and how successful has it been? What can GIS practitioners of a positivist bent learn from poststructuralist and critical realist perspectives?</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date style:data-style-name="N37" text:date-value="2012-01-06T11:09:03" text:fixed="true">01/06/12</text:date><text:tab/><text:tab/>Alex Mandel</text:p>
      </style:header>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 Mandel</meta:initial-creator>
    <meta:creation-date>2012-01-06T11:08:42</meta:creation-date>
    <dc:date>2012-01-14T21:39:54</dc:date>
    <dc:creator>Alex Mandel</dc:creator>
    <meta:editing-duration>PT5M53S</meta:editing-duration>
    <meta:editing-cycles>4</meta:editing-cycles>
    <meta:generator>LibreOffice/3.3$Unix LibreOffice_project/330m19$Build-401</meta:generator>
    <meta:document-statistic meta:table-count="0" meta:image-count="0" meta:object-count="0" meta:page-count="1" meta:paragraph-count="4" meta:word-count="54" meta:character-count="358"/>
  </office:meta>
</office:document-meta>
</file>